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SelectElementImpl.add( HTMLElement element , HTMLElement bef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electElement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electElementImpl.getTab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electElemen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MLSelectElementImpl.set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electElementImpl.getChil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electElementImpl.foc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MLSelectElementImp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electElementImpl.getSelectedInde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MLSelectElementImpl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electElementImpl.get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electElementImpl.get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electElementImpl.bl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MLSelectElementImpl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electElementImpl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electElementImpl.getOp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SelectElementImpl.cloneNode( boolean 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SelectElementImp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electElementImpl.HTMLSelect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electElementImpl.setDisabled( boolea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electElementImpl.setTabIndex( int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electElementImpl.remov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SelectElementImpl.setMultiple( boolean multip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electElementImpl.setSelectedIndex( int selected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